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B0000025C3CF5B1C4EAE49BBD.png" manifest:media-type="image/png"/>
  <manifest:file-entry manifest:full-path="Pictures/100002010000072C0000024B474D93175BFFD28D.png" manifest:media-type="image/png"/>
  <manifest:file-entry manifest:full-path="Pictures/100002010000050F00000279FC16BD1D4A1D8FFA.png" manifest:media-type="image/png"/>
  <manifest:file-entry manifest:full-path="Pictures/100002010000072C0000024B8FE13CF169ED5085.png" manifest:media-type="image/png"/>
  <manifest:file-entry manifest:full-path="Pictures/10000201000006DE000003EAE1087F9774773CE5.png" manifest:media-type="image/png"/>
  <manifest:file-entry manifest:full-path="Pictures/10000201000006DE000003EAA9370506BFFC0CDD.png" manifest:media-type="image/png"/>
  <manifest:file-entry manifest:full-path="Pictures/10000201000006DB0000025C8E1450E69F83A3DE.png" manifest:media-type="image/png"/>
  <manifest:file-entry manifest:full-path="Pictures/10000201000006DE000003EAB3D42F4FA46E0E55.png" manifest:media-type="image/png"/>
  <manifest:file-entry manifest:full-path="Pictures/10000201000006DE000003EADDF21ADB18EC4831.png" manifest:media-type="image/png"/>
  <manifest:file-entry manifest:full-path="Pictures/10000201000006DE000003EA758733E462BAFDB7.png" manifest:media-type="image/png"/>
  <manifest:file-entry manifest:full-path="Pictures/10000201000006DE000003EAFC7056A25824E162.png" manifest:media-type="image/png"/>
  <manifest:file-entry manifest:full-path="Pictures/10000201000006DB0000025CA84C10B2FAA3D279.png" manifest:media-type="image/png"/>
  <manifest:file-entry manifest:full-path="Pictures/10000201000006DE000003EAC1DC72FDC4805D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15pt" fo:font-weight="bold" style:font-size-asian="15pt" style:font-weight-asian="bold" style:font-size-complex="15pt"/>
    </style:style>
    <style:style style:name="P2" style:family="paragraph" style:parent-style-name="normal">
      <style:text-properties fo:font-size="15pt" fo:font-weight="bold" officeooo:paragraph-rsid="0011202f" style:font-size-asian="15pt" style:font-weight-asian="bold" style:font-size-complex="15pt"/>
    </style:style>
    <style:style style:name="P3" style:family="paragraph" style:parent-style-name="normal">
      <style:text-properties officeooo:paragraph-rsid="0012e57c"/>
    </style:style>
    <style:style style:name="P4" style:family="paragraph" style:parent-style-name="normal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4fbaf" style:font-size-asian="14pt" style:font-weight-asian="bold" style:font-size-complex="14pt"/>
    </style:style>
    <style:style style:name="T3" style:family="text">
      <style:text-properties fo:font-size="14pt" fo:font-weight="bold" officeooo:rsid="001f143b" style:font-size-asian="14pt" style:font-weight-asian="bold" style:font-size-complex="14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15pt" fo:font-weight="bold" officeooo:rsid="00184edf" style:font-size-asian="15pt" style:font-weight-asian="bold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8.795cm, 8.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8.497cm, 8.65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9.837cm, 4.49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9.093cm, 5.34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8.795cm, 11.09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7.304cm, 7.06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9.093cm, 9.54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Instagram Schema </text:span><text:span text:style-name="T3">Queries By </text:span><text:span text:style-name="T1">Using NoS</text:span><text:span text:style-name="T2">ql </text:span><text:span text:style-name="T1">Booster</text:span></text:p>
      <text:p text:style-name="normal"/>
      <text:p text:style-name="normal"/>
      <text:p text:style-name="normal"><draw:frame draw:style-name="fr10" draw:name="image2.png" text:anchor-type="as-char" svg:width="17.821cm" svg:height="8.281cm" draw:z-index="0"><draw:image xlink:href="Pictures/10000201000006DE000003EAC1DC72FDC4805D85.png" xlink:type="simple" xlink:show="embed" xlink:actuate="onLoad" loext:mime-type="image/png"/></draw:frame><draw:frame draw:style-name="fr9" draw:name="image1.png" text:anchor-type="as-char" svg:width="17.873cm" svg:height="9.895cm" draw:z-index="1"><draw:image xlink:href="Pictures/10000201000006DE000003EAB3D42F4FA46E0E55.png" xlink:type="simple" xlink:show="embed" xlink:actuate="onLoad" loext:mime-type="image/png"/></draw:frame></text:p>
      <text:p text:style-name="normal"/>
      <text:p text:style-name="normal"/>
      <text:p text:style-name="normal"><text:soft-page-break/></text:p>
      <text:p text:style-name="normal"/>
      <text:p text:style-name="normal"/>
      <text:p text:style-name="normal"><draw:frame draw:style-name="fr8" draw:name="image4.png" text:anchor-type="as-char" svg:width="16.828cm" svg:height="9.618cm" draw:z-index="2"><draw:image xlink:href="Pictures/10000201000006DE000003EAA9370506BFFC0CDD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><draw:frame draw:style-name="fr1" draw:name="Image5" text:anchor-type="char" svg:width="16.51cm" svg:height="9.615cm" draw:z-index="11"><draw:image xlink:href="Pictures/10000201000006DB0000025CA84C10B2FAA3D279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><text:soft-page-break/><draw:frame draw:style-name="fr7" draw:name="image16.png" text:anchor-type="as-char" svg:width="16.563cm" svg:height="9.119cm" draw:z-index="3"><draw:image xlink:href="Pictures/10000201000006DE000003EAFC7056A25824E162.png" xlink:type="simple" xlink:show="embed" xlink:actuate="onLoad" loext:mime-type="image/png"/></draw:frame></text:p>
      <text:p text:style-name="normal"/>
      <text:p text:style-name="normal"><draw:frame draw:style-name="fr6" draw:name="image11.png" text:anchor-type="as-char" svg:width="16.51cm" svg:height="10.469cm" draw:z-index="4"><draw:image xlink:href="Pictures/10000201000006DE000003EA758733E462BAFDB7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><text:soft-page-break/><draw:frame draw:style-name="fr5" draw:name="image8.png" text:anchor-type="as-char" svg:width="16.298cm" svg:height="8.661cm" draw:z-index="5"><draw:image xlink:href="Pictures/10000201000006DE000003EAE1087F9774773CE5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style-name="fr4" draw:name="image7.png" text:anchor-type="as-char" svg:width="16.378cm" svg:height="9.193cm" draw:z-index="6"><draw:image xlink:href="Pictures/10000201000006DE000003EADDF21ADB18EC4831.png" xlink:type="simple" xlink:show="embed" xlink:actuate="onLoad" loext:mime-type="image/png"/></draw:frame></text:p>
      <text:p text:style-name="normal"/>
      <text:p text:style-name="P2"/>
      <text:p text:style-name="normal"><text:span text:style-name="T4">Insertion in table</text:span><text:span text:style-name="T5">s</text:span></text:p>
      <text:p text:style-name="P1"><text:soft-page-break/></text:p>
      <text:p text:style-name="P1"/>
      <text:p text:style-name="P1"/>
      <text:p text:style-name="P1"><draw:frame draw:style-name="fr3" draw:name="Image1" text:anchor-type="char" svg:width="16.51cm" svg:height="8.65cm" draw:z-index="7"><draw:image xlink:href="Pictures/100002010000050F00000279FC16BD1D4A1D8FFA.png" xlink:type="simple" xlink:show="embed" xlink:actuate="onLoad" loext:mime-type="image/png"/></draw:frame></text:p>
      <text:p text:style-name="P1"><draw:frame draw:style-name="fr3" draw:name="Image2" text:anchor-type="char" svg:width="16.51cm" svg:height="9.462cm" draw:z-index="8"><draw:image xlink:href="Pictures/100002010000072C0000024B474D93175BFFD28D.png" xlink:type="simple" xlink:show="embed" xlink:actuate="onLoad" loext:mime-type="image/png"/></draw:frame></text:p>
      <text:p text:style-name="P1"><draw:frame draw:style-name="fr2" draw:name="Image3" text:anchor-type="char" svg:x="0cm" svg:y="0.347cm" svg:width="16.51cm" svg:height="10.231cm" draw:z-index="9"><draw:image xlink:href="Pictures/100002010000072C0000024B8FE13CF169ED5085.png" xlink:type="simple" xlink:show="embed" xlink:actuate="onLoad" loext:mime-type="image/png"/></draw:frame><text:soft-page-break/></text:p>
      <text:p text:style-name="P1"><draw:frame draw:style-name="fr2" draw:name="Image4" text:anchor-type="char" svg:x="0cm" svg:y="0.399cm" svg:width="16.51cm" svg:height="10.015cm" draw:z-index="10"><draw:image xlink:href="Pictures/10000201000006DB0000025C3CF5B1C4EAE49BBD.png" xlink:type="simple" xlink:show="embed" xlink:actuate="onLoad" loext:mime-type="image/png"/></draw:frame></text:p>
      <text:p text:style-name="normal"><text:soft-page-break/></text:p>
      <text:p text:style-name="P3"/>
      <text:p text:style-name="P3"/>
      <text:p text:style-name="P3"/>
      <text:p text:style-name="P3"/>
      <text:p text:style-name="P3"><draw:frame draw:style-name="fr1" draw:name="Image6" text:anchor-type="char" svg:width="16.51cm" svg:height="8.865cm" draw:z-index="12"><draw:image xlink:href="Pictures/10000201000006DB0000025C8E1450E69F83A3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9T05:03:14.891307105</dc:date>
    <meta:editing-duration>PT11M34S</meta:editing-duration>
    <meta:editing-cycles>7</meta:editing-cycles>
    <meta:generator>LibreOffice/6.4.7.2$Linux_X86_64 LibreOffice_project/40$Build-2</meta:generator>
    <meta:document-statistic meta:table-count="0" meta:image-count="13" meta:object-count="0" meta:page-count="7" meta:paragraph-count="8" meta:word-count="10" meta:character-count="66" meta:non-whitespace-character-count="58"/>
  </office:meta>
</office:document-meta>
</file>